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b0b0" officeooo:paragraph-rsid="0002b0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ff50" officeooo:paragraph-rsid="0002ff50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4a6f1" officeooo:paragraph-rsid="0004a6f1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04a6f1" officeooo:paragraph-rsid="0004a6f1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04a6f1" officeooo:paragraph-rsid="0005f114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officeooo:rsid="0004a6f1" officeooo:paragraph-rsid="0004a6f1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059e1a" officeooo:paragraph-rsid="00059e1a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05f114" officeooo:paragraph-rsid="0005f114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078232" officeooo:paragraph-rsid="00078232" style:font-weight-asian="normal" style:font-weight-complex="normal"/>
    </style:style>
    <style:style style:name="T1" style:family="text">
      <style:text-properties officeooo:rsid="0005f114"/>
    </style:style>
    <style:style style:name="T2" style:family="text">
      <style:text-properties officeooo:rsid="000848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de Retrospectiva</text:p>
      <text:p text:style-name="P1"/>
      <text:p text:style-name="P2">Pontos positivos:</text:p>
      <text:list xml:id="list3859822355715246162" text:style-name="L1">
        <text:list-item>
          <text:p text:style-name="P3">Imersão ao trabalho em equipe considerando a inserção do grupo de desenvolvimento na Iterative;</text:p>
        </text:list-item>
        <text:list-item>
          <text:p text:style-name="P3">Conhecimentos técnicos adquiridos ao utilizar nova arquitetura.</text:p>
        </text:list-item>
      </text:list>
      <text:p text:style-name="P2"/>
      <text:p text:style-name="P2"/>
      <text:p text:style-name="P2">Pontos de melhoria:</text:p>
      <text:list xml:id="list5330569341976231668" text:style-name="L2">
        <text:list-item>
          <text:p text:style-name="P4">Delegação de <text:span text:style-name="T1">trabalho</text:span> para membros da Iterative.</text:p>
        </text:list-item>
        <text:list-item>
          <text:p text:style-name="P5"><text:span text:style-name="T1">Qualificação</text:span> <text:span text:style-name="T1">de</text:span> membros da Iterative.</text:p>
        </text:list-item>
      </text:list>
      <text:p text:style-name="P2"/>
      <text:p text:style-name="P2"/>
      <text:p text:style-name="P2">Pontos negativos:</text:p>
      <text:list xml:id="list7118012305582527063" text:style-name="L3">
        <text:list-item>
          <text:p text:style-name="P6">Má distribuição de trabalho para membros da Iterative;</text:p>
        </text:list-item>
        <text:list-item>
          <text:p text:style-name="P7"><text:span text:style-name="T2">Falta de conhecimento</text:span> técnic<text:span text:style-name="T2">o</text:span> de membros da Iterative;</text:p>
        </text:list-item>
        <text:list-item>
          <text:p text:style-name="P8">Dificuldade na utilização da arquitetura da Iterative.</text:p>
        </text:list-item>
      </text:list>
      <text:p text:style-name="P2"/>
      <text:p text:style-name="P2"/>
      <text:p text:style-name="P2">Ações a serem aperfeiçoadas:</text:p>
      <text:list xml:id="list3309538499231555457" text:style-name="L4">
        <text:list-item>
          <text:p text:style-name="P9">Planejamento de iteração delegando carga de trabalho mais efetiva para membros da Iterative;</text:p>
        </text:list-item>
        <text:list-item>
          <text:p text:style-name="P9">Planejamento com carga de estudo sobre as tecnologias utilizadas para membros da Iterative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Pereira</meta:initial-creator>
    <meta:creation-date>2016-02-02T16:16:06.800568952</meta:creation-date>
    <dc:date>2016-02-02T19:19:46.047857801</dc:date>
    <dc:creator>Luiz Pereira</dc:creator>
    <meta:editing-duration>PT26M12S</meta:editing-duration>
    <meta:editing-cycles>7</meta:editing-cycles>
    <meta:generator>LibreOffice/5.0.3.2$Linux_X86_64 LibreOffice_project/e5f16313668ac592c1bfb310f4390624e3dbfb75</meta:generator>
    <meta:document-statistic meta:table-count="0" meta:image-count="0" meta:object-count="0" meta:page-count="1" meta:paragraph-count="14" meta:word-count="105" meta:character-count="702" meta:non-whitespace-character-count="620"/>
  </office:meta>
</office:document-meta>
</file>